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43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office:value-type="string" calcext:value-type="string">
            <text:p>37.4ю</text:p>
          </table:table-cell>
          <table:table-cell table:style-name="Default" office:value-type="string" calcext:value-type="string">
            <text:p>2024.10.31 11.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2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18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.00.0000</text:date>, <text:time style:data-style-name="N2" text:time-value="17:17:11.04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1-13T17:55:59.403000000</dc:date>
    <meta:editing-duration>P5DT10H41M47S</meta:editing-duration>
    <meta:editing-cycles>2112</meta:editing-cycles>
    <meta:document-statistic meta:table-count="4" meta:cell-count="11649" meta:object-count="0"/>
  </office:meta>
</office:document-meta>
</file>